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25cm" fo:min-width="1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5cm" fo:min-width="1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6.25cm"/>
      <style:paragraph-properties style:writing-mode="lr-tb"/>
    </style:style>
    <style:style style:name="P1" style:family="paragraph">
      <style:paragraph-properties fo:text-align="start"/>
      <style:text-properties style:font-name="Menlo"/>
    </style:style>
    <style:style style:name="P2" style:family="paragraph">
      <style:paragraph-properties fo:text-align="center"/>
      <style:text-properties style:font-name="Menlo"/>
    </style:style>
    <style:style style:name="T1" style:family="text">
      <style:text-properties style:font-name="Menlo"/>
    </style:style>
    <style:style style:name="T2" style:family="text">
      <style:text-properties style:font-name="Menl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5cm" svg:height="4.5cm" svg:x="5cm" svg:y="3.75cm">
          <text:p text:style-name="P1"><text:span text:style-name="T1">Transaction Data</text:span></text:p>
          <text:p text:style-name="P1"><text:span text:style-name="T1"/></text:p>
          <text:p text:style-name="P1"><text:span text:style-name="T1">1. Time Stamp</text:span></text:p>
          <text:p text:style-name="P1"><text:span text:style-name="T1">2. Client ID</text:span></text:p>
          <text:p text:style-name="P1"><text:span text:style-name="T1">3. Agent ID</text:span></text:p>
          <text:p text:style-name="P1"><text:span text:style-name="T1">4. Amou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5cm" svg:height="3.75cm" svg:x="5cm" svg:y="8.25cm">
          <text:p text:style-name="P1"><text:span text:style-name="T1">Insurance Info</text:span></text:p>
          <text:p text:style-name="P1"><text:span text:style-name="T1"/></text:p>
          <text:p text:style-name="P1"><text:span text:style-name="T1">1. Policy Data</text:span></text:p>
          <text:p text:style-name="P1"><text:span text:style-name="T1">2. Claim Information</text:span></text:p>
          <text:p text:style-name="P1"><text:span text:style-name="T1">3. Claim Settlement Inform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cm" svg:height="2.25cm" svg:x="5cm" svg:y="12cm">
          <text:p text:style-name="P2"><text:span text:style-name="T2">Previous Has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75cm" svg:height="2.25cm" svg:x="11.5cm" svg:y="12cm">
          <text:p text:style-name="P2"><text:span text:style-name="T2">Next Has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00:37:28.305809252</meta:creation-date>
    <dc:date>2022-11-04T00:50:32.018043748</dc:date>
    <meta:editing-duration>PT13M4S</meta:editing-duration>
    <meta:editing-cycles>1</meta:editing-cycles>
    <meta:document-statistic meta:object-count="4"/>
    <meta:generator>LibreOffice/7.4.1.2$Linux_X86_64 LibreOffice_project/40$Build-2</meta:generator>
  </office:meta>
</office:document-meta>
</file>